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5300" officeooo:paragraph-rsid="00165300"/>
    </style:style>
    <style:style style:name="P2" style:family="paragraph" style:parent-style-name="Standard">
      <style:text-properties officeooo:rsid="00165300" officeooo:paragraph-rsid="00165300"/>
    </style:style>
    <style:style style:name="P3" style:family="paragraph" style:parent-style-name="Standard">
      <style:text-properties officeooo:rsid="00165300" officeooo:paragraph-rsid="001673fc"/>
    </style:style>
    <style:style style:name="P4" style:family="paragraph" style:parent-style-name="Standard">
      <style:text-properties officeooo:rsid="001673fc" officeooo:paragraph-rsid="001673fc"/>
    </style:style>
    <style:style style:name="T1" style:family="text">
      <style:text-properties officeooo:rsid="001673fc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You will need two dim3 variable to hold the dimensions of the blocks and the grid you will be using in a GPU function. You can call it whatever you want this is what I usually call it.</text:p>
      <text:p text:style-name="P4"><text:s/></text:p>
      <text:p text:style-name="P1">dim3 dimBlock; //This variable will hold the Dimensions of your block</text:p>
      <text:p text:style-name="P1">dim3 dimGrid; //This variable will hold the Dimensions of your grid</text:p>
      <text:p text:style-name="P1"><text:tab/></text:p>
      <text:p text:style-name="P1">Threads in a block </text:p>
      <text:p text:style-name="P1">Has a max usually 1024 distributed across x y and z as you like.</text:p>
      <text:p text:style-name="P1">dimBlock.x = ???;</text:p>
      <text:p text:style-name="P1">dimBlock.y = ???;</text:p>
      <text:p text:style-name="P1">dimBlock.z = ???;</text:p>
      <text:p text:style-name="P1"><text:tab/></text:p>
      <text:p text:style-name="P1">Blocks in a grid</text:p>
      <text:p text:style-name="P1">Has a max but is very large. z is usually smaller. CHeck the GPU you are running on</text:p>
      <text:p text:style-name="P1">dimGrid.x = ???;</text:p>
      <text:p text:style-name="P1">dimGrid.y = ???;</text:p>
      <text:p text:style-name="P1">dimGrid.z = ???;</text:p>
      <text:p text:style-name="P1"><text:tab/></text:p>
      <text:p text:style-name="P1">functionName&lt;&lt;&lt;dim3 holding grid dimensions, dim3 holding block dimensions&gt;&gt;&gt;(inputs);</text:p>
      <text:p text:style-name="P1"><text:tab/></text:p>
      <text:p text:style-name="P1">Example:</text:p>
      <text:p text:style-name="P1">Addition&lt;&lt;&lt;dimGrid, dimBlock&gt;&gt;&gt;(A_GPU, B_GPU, C_GPU, N);</text:p>
      <text:p text:style-name="P1"><text:tab/></text:p>
      <text:p text:style-name="P1">Hard coded things that every thread knows when it wakes up. <text:span text:style-name="T1">These names are set.</text:span></text:p>
      <text:p text:style-name="P1">threadIdx.x</text:p>
      <text:p text:style-name="P1">threadIdx'y</text:p>
      <text:p text:style-name="P1">threadIdx.z</text:p>
      <text:p text:style-name="P1"><text:tab/></text:p>
      <text:p text:style-name="P1">blockIdx.x</text:p>
      <text:p text:style-name="P1">blockIdx.y</text:p>
      <text:p text:style-name="P1">blockIdx.z</text:p>
      <text:p text:style-name="P1"><text:tab/></text:p>
      <text:p text:style-name="P1">blockDim.x</text:p>
      <text:p text:style-name="P1">blockDim.y</text:p>
      <text:p text:style-name="P1">blockDim.z</text:p>
      <text:p text:style-name="P1"><text:tab/></text:p>
      <text:p text:style-name="P1">gridDim.x</text:p>
      <text:p text:style-name="P1">gridDim.y</text:p>
      <text:p text:style-name="P1">gridDim.z</text:p>
      <text:p text:style-name="P1"/>
      <text:p text:style-name="P4">Example:</text:p>
      <text:p text:style-name="P4">If I set </text:p>
      <text:p text:style-name="P4"/>
      <text:p text:style-name="P3">dimBlock.x = <text:span text:style-name="T1">1024</text:span>;</text:p>
      <text:p text:style-name="P3">dimBlock.y = <text:span text:style-name="T1">1</text:span>;</text:p>
      <text:p text:style-name="P3">dimBlock.z = <text:span text:style-name="T1">1</text:span>;</text:p>
      <text:p text:style-name="P3"><text:tab/></text:p>
      <text:p text:style-name="P3">dimGrid.x = <text:span text:style-name="T1">10</text:span>;</text:p>
      <text:p text:style-name="P3">dimGrid.y = <text:span text:style-name="T1">1</text:span>;</text:p>
      <text:p text:style-name="P3"><text:soft-page-break/>dimGrid.z = <text:span text:style-name="T1">1</text:span>;</text:p>
      <text:p text:style-name="P3"/>
      <text:p text:style-name="P4">then for the 3<text:span text:style-name="T2">rd</text:span> thread on the 5<text:span text:style-name="T2">th</text:span> block would be</text:p>
      <text:p text:style-name="P4"/>
      <text:p text:style-name="P3">threadIdx.x <text:span text:style-name="T1">= 2</text:span></text:p>
      <text:p text:style-name="P3">threadIdx'y <text:span text:style-name="T1">= 0</text:span></text:p>
      <text:p text:style-name="P3">threadIdx.z <text:span text:style-name="T1">= 0</text:span></text:p>
      <text:p text:style-name="P3"><text:tab/></text:p>
      <text:p text:style-name="P3">blockIdx.x <text:span text:style-name="T1">= 4</text:span></text:p>
      <text:p text:style-name="P3">blockIdx.y <text:span text:style-name="T1">= 0</text:span></text:p>
      <text:p text:style-name="P3">blockIdx.z <text:span text:style-name="T1">= 0</text:span></text:p>
      <text:p text:style-name="P3"><text:tab/></text:p>
      <text:p text:style-name="P3">blockDim.x <text:span text:style-name="T1">= 1024</text:span></text:p>
      <text:p text:style-name="P3">blockDim.y <text:span text:style-name="T1">= 1</text:span></text:p>
      <text:p text:style-name="P3">blockDim.z <text:span text:style-name="T1">= 1</text:span></text:p>
      <text:p text:style-name="P3"><text:tab/></text:p>
      <text:p text:style-name="P3">gridDim.x <text:span text:style-name="T1">= 10</text:span></text:p>
      <text:p text:style-name="P3">gridDim.y <text:span text:style-name="T1">= 1</text:span></text:p>
      <text:p text:style-name="P3">gridDim.z <text:span text:style-name="T1">= 1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ticle </meta:initial-creator>
    <meta:creation-date>2017-01-23T08:09:04.320028976</meta:creation-date>
    <dc:date>2017-01-23T08:18:56.952754977</dc:date>
    <dc:creator>Particle </dc:creator>
    <meta:editing-duration>PT8M52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2" meta:paragraph-count="63" meta:word-count="228" meta:character-count="1293" meta:non-whitespace-character-count="1100"/>
  </office:meta>
</office:document-meta>
</file>